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50a1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50a1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50a14"/>
    </style:style>
    <style:style style:name="P5" style:family="paragraph" style:parent-style-name="Text_20_body" style:list-style-name="L1">
      <style:paragraph-properties fo:text-align="start" style:justify-single-word="false"/>
      <style:text-properties officeooo:paragraph-rsid="00150a14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16aaa3"/>
    </style:style>
    <style:style style:name="P7" style:family="paragraph" style:parent-style-name="Text_20_body">
      <style:paragraph-properties fo:text-align="start" style:justify-single-word="false"/>
      <style:text-properties officeooo:paragraph-rsid="0016aaa3"/>
    </style:style>
    <style:style style:name="T1" style:family="text">
      <style:text-properties loext:padding="0cm" loext:border="none"/>
    </style:style>
    <style:style style:name="T2" style:family="text">
      <style:text-properties officeooo:rsid="00150a14"/>
    </style:style>
    <style:style style:name="T3" style:family="text">
      <style:text-properties fo:font-weight="normal" officeooo:rsid="00150a14" style:font-weight-asian="normal" style:font-weight-complex="normal"/>
    </style:style>
    <style:style style:name="T4" style:family="text">
      <style:text-properties fo:font-weight="normal" officeooo:rsid="00150a14" style:font-weight-asian="normal" style:font-weight-complex="normal" loext:padding="0cm" loext:border="none"/>
    </style:style>
    <style:style style:name="T5" style:family="text">
      <style:text-properties fo:font-weight="normal" officeooo:rsid="001a4b47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50a14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150a14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16aaa3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size="14pt" fo:font-weight="normal" officeooo:rsid="00150a14" style:font-size-asian="14pt" style:font-weight-asian="normal" style:font-size-complex="14pt" style:font-weight-complex="normal" loext:padding="0cm" loext:border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USER STORIES</text:span></text:span></text:p>
      <text:p text:style-name="P1"><text:span text:style-name="Strong_20_Emphasis"/></text:p>
      <text:p text:style-name="P2"><text:span text:style-name="Strong_20_Emphasis"><text:span text:style-name="T2">Gmail Application AppType – Gmail Login</text:span></text:span></text:p>
      <text:p text:style-name="P2"><text:span text:style-name="Strong_20_Emphasis"/></text:p>
      <text:p text:style-name="P2"><text:span text:style-name="Strong_20_Emphasis"><text:span text:style-name="T2">LANG – REACT &amp; PYTHON - </text:span></text:span><text:a xlink:type="simple" xlink:href="http://accounts.google.com/" text:style-name="Internet_20_link" text:visited-style-name="Visited_20_Internet_20_Link"><text:span text:style-name="Strong_20_Emphasis"><text:span text:style-name="T3">http://</text:span></text:span></text:a><text:a xlink:type="simple" xlink:href="http://accounts.google.com/" text:style-name="Internet_20_link" text:visited-style-name="Visited_20_Internet_20_Link"><text:span text:style-name="Strong_20_Emphasis"><text:span text:style-name="T5">mail</text:span></text:span></text:a><text:a xlink:type="simple" xlink:href="http://accounts.google.com/" text:style-name="Internet_20_link" text:visited-style-name="Visited_20_Internet_20_Link"><text:span text:style-name="Strong_20_Emphasis"><text:span text:style-name="T3">.google.com/</text:span></text:span></text:a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3"><text:span text:style-name="Strong_20_Emphasis"><text:span text:style-name="T9"><text:tab/>User Login Id – User :</text:span></text:span></text:p>
      <text:p text:style-name="P3"><text:span text:style-name="Strong_20_Emphasis"><text:span text:style-name="T9"><text:tab/></text:span></text:span></text:p>
      <text:p text:style-name="P3"><text:span text:style-name="Strong_20_Emphasis"><text:span text:style-name="T9"><text:tab/>1 . As An User ,</text:span></text:span></text:p>
      <text:p text:style-name="P3"><text:span text:style-name="Strong_20_Emphasis"><text:span text:style-name="T4"><text:tab/></text:span></text:span></text:p>
      <text:p text:style-name="P4"><text:span text:style-name="Strong_20_Emphasis"><text:span text:style-name="T4"><text:tab/><text:tab/></text:span></text:span><text:span text:style-name="Strong_20_Emphasis"><text:span text:style-name="T6">I want to log in with my email and password so that the system can authenticate me <text:tab/><text:tab/>and I can trust it.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<text:s/><text:tab/> </text:span></text:span><text:span text:style-name="Strong_20_Emphasis"><text:span text:style-name="T7">Acceptance Criteria,</text:span></text:span></text:p>
      <text:p text:style-name="P4"><text:span text:style-name="Strong_20_Emphasis"><text:span text:style-name="T7"><text:tab/></text:span></text:span></text:p>
      <text:list xml:id="list3512111280" text:style-name="L1">
        <text:list-item>
          <text:p text:style-name="P5"><text:span text:style-name="Strong_20_Emphasis"><text:span text:style-name="T7">Ensure that the registered user is logged out.</text:span></text:span></text:p>
        </text:list-item>
        <text:list-item>
          <text:p text:style-name="P5"><text:span text:style-name="Strong_20_Emphasis"><text:span text:style-name="T7">If I enter the </text:span></text:span><text:span text:style-name="Strong_20_Emphasis"><text:span text:style-name="T8">valid Mail Id <text:s/>in the </text:span></text:span><text:span text:style-name="Strong_20_Emphasis"><text:span text:style-name="T7">login page </text:span></text:span><text:span text:style-name="Strong_20_Emphasis"><text:span text:style-name="T8">then</text:span></text:span><text:span text:style-name="Strong_20_Emphasis"><text:span text:style-name="T7"> it should navigate to the </text:span></text:span><text:span text:style-name="Strong_20_Emphasis"><text:span text:style-name="T8">password validation</text:span></text:span><text:span text:style-name="Strong_20_Emphasis"><text:span text:style-name="T7"> page.</text:span></text:span></text:p>
        </text:list-item>
        <text:list-item>
          <text:p text:style-name="P6"><text:span text:style-name="Strong_20_Emphasis"><text:span text:style-name="T7">If I enter the </text:span></text:span><text:span text:style-name="Strong_20_Emphasis"><text:span text:style-name="T8">invalid Mail Id <text:s/>in the </text:span></text:span><text:span text:style-name="Strong_20_Emphasis"><text:span text:style-name="T7">login page </text:span></text:span><text:span text:style-name="Strong_20_Emphasis"><text:span text:style-name="T8">then</text:span></text:span><text:span text:style-name="Strong_20_Emphasis"><text:span text:style-name="T7"> </text:span></text:span><text:span text:style-name="Strong_20_Emphasis"><text:span text:style-name="T8">the input should change to red color with warning “couldn’t find your google account” </text:span></text:span><text:span text:style-name="Strong_20_Emphasis"><text:span text:style-name="T7">.</text:span></text:span></text:p>
        </text:list-item>
        <text:list-item>
          <text:p text:style-name="P6"><text:span text:style-name="Strong_20_Emphasis"><text:span text:style-name="T8">If I select the show password checkbox the password should be visible to the user.</text:span></text:span></text:p>
        </text:list-item>
        <text:list-item>
          <text:p text:style-name="P6"><text:span text:style-name="Strong_20_Emphasis"><text:span text:style-name="T7">If I enter the </text:span></text:span><text:span text:style-name="Strong_20_Emphasis"><text:span text:style-name="T8">correct password then</text:span></text:span><text:span text:style-name="Strong_20_Emphasis"><text:span text:style-name="T7"> </text:span></text:span><text:span text:style-name="Strong_20_Emphasis"><text:span text:style-name="T8">page</text:span></text:span><text:span text:style-name="Strong_20_Emphasis"><text:span text:style-name="T7"> should navigate to the </text:span></text:span><text:span text:style-name="Strong_20_Emphasis"><text:span text:style-name="T8">home</text:span></text:span><text:span text:style-name="Strong_20_Emphasis"><text:span text:style-name="T7"> page.</text:span></text:span></text:p>
        </text:list-item>
        <text:list-item>
          <text:p text:style-name="P6"><text:span text:style-name="Strong_20_Emphasis"><text:span text:style-name="T7">If I enter the </text:span></text:span><text:span text:style-name="Strong_20_Emphasis"><text:span text:style-name="T8">incorrect password then</text:span></text:span><text:span text:style-name="Strong_20_Emphasis"><text:span text:style-name="T7"> </text:span></text:span><text:span text:style-name="Strong_20_Emphasis"><text:span text:style-name="T8">the input field should change to red color with warning as wrong password and click forgot password to reset it</text:span></text:span><text:span text:style-name="Strong_20_Emphasis"><text:span text:style-name="T7">.</text:span></text:span></text:p>
        </text:list-item>
      </text:list>
      <text:p text:style-name="P7"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1:38:43.354132807</meta:creation-date>
    <dc:date>2023-04-05T12:38:38.323651912</dc:date>
    <meta:editing-duration>PT14M16S</meta:editing-duration>
    <meta:editing-cycles>1</meta:editing-cycles>
    <meta:document-statistic meta:table-count="0" meta:image-count="0" meta:object-count="0" meta:page-count="1" meta:paragraph-count="16" meta:word-count="165" meta:character-count="876" meta:non-whitespace-character-count="713"/>
    <meta:generator>LibreOffice/7.3.7.2$Linux_X86_64 LibreOffice_project/30$Build-2</meta:generator>
  </office:meta>
</office:document-meta>
</file>